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7" style:family="table-row">
      <style:table-row-properties style:row-height="2.798cm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5" style:family="table-row">
      <style:table-row-properties style:min-row-height="3.403cm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min-row-height="0.011cm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2.563cm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cm" fo:border="none"/>
    </style:style>
    <style:style style:name="Tabella5.G10" style:family="table-cell">
      <style:table-cell-properties fo:padding="0cm" fo:border="none"/>
    </style:style>
    <style:style style:name="Tabella5.I10" style:family="table-cell">
      <style:table-cell-properties fo:padding="0cm" fo:border="none"/>
    </style:style>
    <style:style style:name="Tabella5.J10" style:family="table-cell">
      <style:table-cell-properties fo:padding="0.097cm" fo:border="none"/>
    </style:style>
    <style:style style:name="Tabella5.11" style:family="table-row">
      <style:table-row-properties style:row-height="0.101cm"/>
    </style:style>
    <style:style style:name="Tabella5.A11" style:family="table-cell">
      <style:table-cell-properties fo:padding="0.097cm" fo:border="none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officeooo:paragraph-rsid="001f703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office:value-type="string">
            <text:p text:style-name="P41"/>
          </table:table-cell>
          <table:table-cell table:style-name="Tabella4.B7" office:value-type="string">
            <text:p text:style-name="P37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7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7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7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7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12" table:number-columns-spanned="6" office:value-type="string">
            <text:p text:style-name="P26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7">
          <table:table-cell table:style-name="Tabella4.A7" office:value-type="string">
            <text:p text:style-name="P42"><draw:frame draw:style-name="fr1" draw:name="image: asimage(item.product_id.quotation_photo)" text:anchor-type="as-char" svg:width="4.336cm" style:rel-width="scale" svg:height="2.445cm" style:rel-height="94%" draw:z-index="6"><draw:text-box><text:p text:style-name="P46"/></draw:text-box></draw:frame></text:p>
          </table:table-cell>
          <table:table-cell table:style-name="Tabella4.B7" office:value-type="string">
            <text:p text:style-name="P36"><text:placeholder text:placeholder-type="text">&lt;item.product_id.code&gt;</text:placeholder><text:span text:style-name="T12"><text:placeholder text:placeholder-type="text">&lt;set_counter("volume", get_counter("volume") + item.product_id.volume)&gt;</text:placeholder></text:span></text:p>
          </table:table-cell>
          <table:table-cell table:style-name="Tabella4.C7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7" office:value-type="string">
            <text:p text:style-name="P48"><text:text-input text:description="&lt;o.pricelist_id.currency_id.symbol or '€'&gt;">simb</text:text-input></text:p>
          </table:table-cell>
          <table:table-cell table:style-name="Tabella4.E7" office:value-type="string">
            <text:p text:style-name="P32"><text:placeholder text:placeholder-type="text">&lt;int(item.product_packaging.qty) if item.product_packaging else item.product_id.quantity_x_pack&gt;</text:placeholder></text:p>
          </table:table-cell>
          <table:table-cell table:style-name="Tabella4.F7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8" table:number-columns-spanned="6" office:value-type="string">
            <text:p text:style-name="P26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4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office:value-type="string">
            <text:p text:style-name="P41"/>
          </table:table-cell>
          <table:table-cell table:style-name="Tabella5.B7" office:value-type="string">
            <text:p text:style-name="P37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7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7" office:value-type="string">
            <text:p text:style-name="P32"><text:placeholder text:placeholder-type="text">&lt;"%d"%(item.product_uom_qty)&gt;</text:placeholder></text:p>
          </table:table-cell>
          <table:table-cell table:style-name="Tabella5.E7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7" office:value-type="string">
            <text:p text:style-name="P32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H7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7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7" office:value-type="string">
            <text:p text:style-name="P32"><text:placeholder text:placeholder-type="text">&lt;int(item.product_packaging.qty) if item.product_packaging else item.product_id.q_x_pack&gt;</text:placeholder><text:soft-page-break/></text:p>
          </table:table-cell>
          <table:table-cell table:style-name="Tabella5.J7" office:value-type="string">
            <text:p text:style-name="P33"><text:placeholder text:placeholder-type="text">&lt;round( item.product_id.volume * item.product_uom_qty / (int(item.product_packaging.qty) if item.product_packaging else item.product_id.quantity_x_pack), 2)&gt;</text:placeholder><text:soft-page-break/></text:p>
          </table:table-cell>
        </table:table-row>
        <table:table-row table:style-name="Tabella5.5">
          <table:table-cell table:style-name="Tabella5.A14" table:number-columns-spanned="10" office:value-type="string">
            <text:p text:style-name="P26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14" table:number-columns-spanned="10" office:value-type="string">
            <text:p text:style-name="P4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7">
          <table:table-cell table:style-name="Tabella5.A7" office:value-type="string">
            <text:p text:style-name="P42"><draw:frame draw:style-name="fr1" draw:name="image: asimage(item.product_id.quotation_photo or False)" text:anchor-type="as-char" svg:width="4.36cm" style:rel-width="scale" svg:height="5.918cm" style:rel-height="94%" draw:z-index="3"><draw:text-box><text:p text:style-name="P46"/></draw:text-box></draw:frame></text:p>
          </table:table-cell>
          <table:table-cell table:style-name="Tabella5.B7" office:value-type="string">
            <text:p text:style-name="P36"><text:placeholder text:placeholder-type="text">&lt;item.product_id.code&gt;</text:placeholder></text:p>
          </table:table-cell>
          <table:table-cell table:style-name="Tabella5.C7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7" office:value-type="string">
            <text:p text:style-name="P32"><text:placeholder text:placeholder-type="text">&lt;"%d"%(item.product_uom_qty)&gt;</text:placeholder></text:p>
          </table:table-cell>
          <table:table-cell table:style-name="Tabella5.E7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7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7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7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7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7" office:value-type="string">
            <text:p text:style-name="P33"><text:placeholder text:placeholder-type="text">&lt;round(item.product_id.volume * item.product_uom_qty / (int(item.product_packaging.qty) if item.product_packaging else item.product_id.quantity_x_pack), 2)&gt;</text:placeholder></text:p>
          </table:table-cell>
        </table:table-row>
        <table:table-row>
          <table:table-cell table:style-name="Tabella5.A8" table:number-columns-spanned="10" office:value-type="string">
            <text:p text:style-name="P26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0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10" office:value-type="string">
            <text:p text:style-name="P12"/>
          </table:table-cell>
          <table:table-cell table:style-name="Tabella5.J10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11">
          <table:table-cell table:style-name="Tabella5.A11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3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5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5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44M1S</meta:editing-duration>
    <meta:editing-cycles>272</meta:editing-cycles>
    <meta:generator>LibreOffice/4.3.3.2$Linux_X86_64 LibreOffice_project/430m0$Build-2</meta:generator>
    <meta:initial-creator>Nicola Riolini</meta:initial-creator>
    <dc:date>2015-07-26T10:44:35.623550634</dc:date>
    <dc:creator>thebrush </dc:creator>
    <meta:document-statistic meta:table-count="8" meta:image-count="1" meta:object-count="0" meta:page-count="5" meta:paragraph-count="113" meta:word-count="485" meta:character-count="3779" meta:non-whitespace-character-count="3544"/>
    <meta:user-defined meta:name="Info 1"/>
    <meta:user-defined meta:name="Info 2"/>
    <meta:user-defined meta:name="Info 3"/>
    <meta:user-defined meta:name="Info 4"/>
  </office:meta>
</office:document-meta>
</file>